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izona</text:p>
          </table:table-cell>
          <table:table-cell office:value-type="percentage" office:value="0.5111" calcext:value-type="percentage">
            <text:p>51.11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17" calcext:value-type="percentage">
            <text:p>54.17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4324" calcext:value-type="percentage">
            <text:p>43.24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lanta</text:p>
          </table:table-cell>
          <table:table-cell office:value-type="percentage" office:value="0.5167" calcext:value-type="percentage">
            <text:p>51.6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066" calcext:value-type="percentage">
            <text:p>60.66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ltimore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4915" calcext:value-type="percentage">
            <text:p>49.15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ffalo</text:p>
          </table:table-cell>
          <table:table-cell office:value-type="percentage" office:value="0.5283" calcext:value-type="percentage">
            <text:p>52.83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135" calcext:value-type="percentage">
            <text:p>51.35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olina</text:p>
          </table:table-cell>
          <table:table-cell office:value-type="percentage" office:value="0.5789" calcext:value-type="percentage">
            <text:p>57.89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43" calcext:value-type="percentage">
            <text:p>46.43%</text:p>
          </table:table-cell>
          <table:table-cell office:value-type="percentage" office:value="0.6897" calcext:value-type="percentage">
            <text:p>68.97%</text:p>
          </table:table-cell>
          <table:table-cell office:value-type="percentage" office:value="0.303" calcext:value-type="percentage">
            <text:p>30.30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percentage" office:value="0.5263" calcext:value-type="percentage">
            <text:p>52.63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5882" calcext:value-type="percentage">
            <text:p>58.82%</text:p>
          </table:table-cell>
          <table:table-cell office:value-type="percentage" office:value="0.4909" calcext:value-type="percentage">
            <text:p>49.09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ncinnati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462" calcext:value-type="percentage">
            <text:p>34.62%</text:p>
          </table:table-cell>
          <table:table-cell office:value-type="percentage" office:value="0.5357" calcext:value-type="percentage">
            <text:p>53.57%</text:p>
          </table:table-cell>
          <table:table-cell office:value-type="percentage" office:value="0.4909" calcext:value-type="percentage">
            <text:p>49.09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eveland</text:p>
          </table:table-cell>
          <table:table-cell office:value-type="percentage" office:value="0.4194" calcext:value-type="percentage">
            <text:p>41.9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941" calcext:value-type="percentage">
            <text:p>29.41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4524" calcext:value-type="percentage">
            <text:p>45.24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llas</text:p>
          </table:table-cell>
          <table:table-cell office:value-type="percentage" office:value="0.4902" calcext:value-type="percentage">
            <text:p>49.02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5957" calcext:value-type="percentage">
            <text:p>59.57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nver</text:p>
          </table:table-cell>
          <table:table-cell office:value-type="percentage" office:value="0.4419" calcext:value-type="percentage">
            <text:p>44.19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5238" calcext:value-type="percentage">
            <text:p>52.38%</text:p>
          </table:table-cell>
          <table:table-cell office:value-type="percentage" office:value="0.5577" calcext:value-type="percentage">
            <text:p>55.77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troit</text:p>
          </table:table-cell>
          <table:table-cell office:value-type="percentage" office:value="0.6613" calcext:value-type="percentage">
            <text:p>66.13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241" calcext:value-type="percentage">
            <text:p>72.41%</text:p>
          </table:table-cell>
          <table:table-cell office:value-type="percentage" office:value="0.6061" calcext:value-type="percentage">
            <text:p>60.61%</text:p>
          </table:table-cell>
          <table:table-cell office:value-type="percentage" office:value="0.6444" calcext:value-type="percentage">
            <text:p>64.44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percentage" office:value="0.6522" calcext:value-type="percentage">
            <text:p>65.2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68" calcext:value-type="percentage">
            <text:p>73.68%</text:p>
          </table:table-cell>
          <table:table-cell office:value-type="percentage" office:value="0.5484" calcext:value-type="percentage">
            <text:p>54.84%</text:p>
          </table:table-cell>
          <table:table-cell office:value-type="percentage" office:value="0.6269" calcext:value-type="percentage">
            <text:p>62.69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ouston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4242" calcext:value-type="percentage">
            <text:p>42.42%</text:p>
          </table:table-cell>
          <table:table-cell office:value-type="percentage" office:value="0.6226" calcext:value-type="percentage">
            <text:p>62.26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dianapolis</text:p>
          </table:table-cell>
          <table:table-cell office:value-type="percentage" office:value="0.4211" calcext:value-type="percentage">
            <text:p>42.11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6667" calcext:value-type="percentage">
            <text:p>66.67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cksonville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6923" calcext:value-type="percentage">
            <text:p>69.23%</text:p>
          </table:table-cell>
          <table:table-cell office:value-type="percentage" office:value="0.6304" calcext:value-type="percentage">
            <text:p>63.04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nsas City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222" calcext:value-type="percentage">
            <text:p>22.22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2381" calcext:value-type="percentage">
            <text:p>23.81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5962" calcext:value-type="percentage">
            <text:p>59.62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ami</text:p>
          </table:table-cell>
          <table:table-cell office:value-type="percentage" office:value="0.4717" calcext:value-type="percentage">
            <text:p>47.1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5294" calcext:value-type="percentage">
            <text:p>52.94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nnesota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4348" calcext:value-type="percentage">
            <text:p>43.48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</text:p>
          </table:table-cell>
          <table:table-cell office:value-type="percentage" office:value="0.6506" calcext:value-type="percentage">
            <text:p>65.06%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522" calcext:value-type="percentage">
            <text:p>65.22%</text:p>
          </table:table-cell>
          <table:table-cell office:value-type="percentage" office:value="0.6486" calcext:value-type="percentage">
            <text:p>64.86%</text:p>
          </table:table-cell>
          <table:table-cell office:value-type="percentage" office:value="0.6197" calcext:value-type="percentage">
            <text:p>61.97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Orleans</text:p>
          </table:table-cell>
          <table:table-cell office:value-type="percentage" office:value="0.5904" calcext:value-type="percentage">
            <text:p>59.04%</text:p>
          </table:table-cell>
          <table:table-cell office:value-type="percentage" office:value="0.6429" calcext:value-type="percentage">
            <text:p>64.2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939" calcext:value-type="percentage">
            <text:p>69.39%</text:p>
          </table:table-cell>
          <table:table-cell office:value-type="percentage" office:value="0.4412" calcext:value-type="percentage">
            <text:p>44.12%</text:p>
          </table:table-cell>
          <table:table-cell office:value-type="percentage" office:value="0.5147" calcext:value-type="percentage">
            <text:p>51.47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Giants</text:p>
          </table:table-cell>
          <table:table-cell office:value-type="percentage" office:value="0.5441" calcext:value-type="percentage">
            <text:p>54.41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5526" calcext:value-type="percentage">
            <text:p>55.26%</text:p>
          </table:table-cell>
          <table:table-cell office:value-type="percentage" office:value="0.5741" calcext:value-type="percentage">
            <text:p>57.41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 Jets</text:p>
          </table:table-cell>
          <table:table-cell office:value-type="percentage" office:value="0.6538" calcext:value-type="percentage">
            <text:p>65.38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037" calcext:value-type="percentage">
            <text:p>7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26" calcext:value-type="percentage">
            <text:p>44.26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akland</text:p>
          </table:table-cell>
          <table:table-cell office:value-type="percentage" office:value="0.5106" calcext:value-type="percentage">
            <text:p>51.06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348" calcext:value-type="percentage">
            <text:p>43.48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5208" calcext:value-type="percentage">
            <text:p>52.08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</text:p>
          </table:table-cell>
          <table:table-cell office:value-type="percentage" office:value="0.5152" calcext:value-type="percentage">
            <text:p>51.52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22" calcext:value-type="percentage">
            <text:p>47.22%</text:p>
          </table:table-cell>
          <table:table-cell office:value-type="percentage" office:value="0.5667" calcext:value-type="percentage">
            <text:p>56.67%</text:p>
          </table:table-cell>
          <table:table-cell office:value-type="percentage" office:value="0.5246" calcext:value-type="percentage">
            <text:p>52.46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ttsburgh</text:p>
          </table:table-cell>
          <table:table-cell office:value-type="percentage" office:value="0.5091" calcext:value-type="percentage">
            <text:p>50.91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5806" calcext:value-type="percentage">
            <text:p>58.06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5246" calcext:value-type="percentage">
            <text:p>52.46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 Diego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071" calcext:value-type="percentage">
            <text:p>60.71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5593" calcext:value-type="percentage">
            <text:p>55.93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 Francisco</text:p>
          </table:table-cell>
          <table:table-cell office:value-type="percentage" office:value="0.4068" calcext:value-type="percentage">
            <text:p>40.68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62" calcext:value-type="percentage">
            <text:p>47.62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attle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4561" calcext:value-type="percentage">
            <text:p>45.61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percentage" office:value="0.3871" calcext:value-type="percentage">
            <text:p>38.71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571" calcext:value-type="percentage">
            <text:p>35.71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mpa Bay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111" calcext:value-type="percentage">
            <text:p>61.11%</text:p>
          </table:table-cell>
          <table:table-cell office:value-type="percentage" office:value="0.5227" calcext:value-type="percentage">
            <text:p>52.27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nnessee</text:p>
          </table:table-cell>
          <table:table-cell office:value-type="percentage" office:value="0.5946" calcext:value-type="percentage">
            <text:p>59.46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316" calcext:value-type="percentage">
            <text:p>63.16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814" calcext:value-type="percentage">
            <text:p>58.14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shington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5116" calcext:value-type="percentage">
            <text:p>51.16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